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114.5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19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16" style:family="table-cell" style:parent-style-name="Default" style:data-style-name="N100">
      <style:table-cell-properties fo:background-color="#ffffcc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ce2"/>
        <table:table-column table:style-name="co2" table:number-columns-repeated="5" table:default-cell-style-name="ce2"/>
        <table:table-column table:style-name="co2" table:number-columns-repeated="250" table:default-cell-style-name="ce11"/>
        <table:table-row table:style-name="ro1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sym_width</text:p>
          </table:table-cell>
          <table:table-cell table:style-name="ce4" office:value-type="float" office:value="1400" calcext:value-type="float">
            <text:p>1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60215 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WDC 65C0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WDC 65C0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DIP4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Chris Cureau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GPL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4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VBP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RDY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HI1 OUT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IRQ\_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ML\_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\_NMI\_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SYNC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Vcc</text:p>
          </table:table-cell>
          <table:table-cell table:style-name="ce16"/>
          <table:table-cell table:style-name="ce13" table:number-columns-repeated="24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0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2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3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4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5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5" calcext:value-type="float">
            <text:p>1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6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7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8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9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0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1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style-name="ce4" office:value-type="string" calcext:value-type="string">
            <text:p>GND</text:p>
          </table:table-cell>
          <table:table-cell table:style-name="ce4"/>
          <table:table-cell table:style-name="ce13" table:number-columns-repeated="249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2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3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4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/>
          <table:table-cell table:style-name="ce16" office:value-type="string" calcext:value-type="string">
            <text:p>A15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7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6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5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4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3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2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1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D0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R/\_W\_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4" table:number-columns-repeated="5"/>
          <table:table-cell table:style-name="ce16"/>
          <table:table-cell table:style-name="ce13" table:number-columns-repeated="249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BE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HI2 IN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SO\_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PHI2 OUT</text:p>
          </table:table-cell>
          <table:table-cell table:style-name="ce13" table:number-columns-repeated="249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/>
          <table:table-cell table:style-name="ce16" office:value-type="string" calcext:value-type="string">
            <text:p>\_RES\_</text:p>
          </table:table-cell>
          <table:table-cell table:style-name="ce13" table:number-columns-repeated="249"/>
        </table:table-row>
        <table:table-row table:style-name="ro1" table:number-rows-repeated="51">
          <table:table-cell table:style-name="ce7" table:number-columns-repeated="6"/>
          <table:table-cell table:style-name="ce13" table:number-columns-repeated="250"/>
        </table:table-row>
        <table:table-row table:style-name="ro1" table:number-rows-repeated="653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6:13:54.7239857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creation-date>2006-04-10T19:33:07</meta:creation-date>
    <dc:date>2016-02-17T06:21:54.620435337</dc:date>
    <dc:language>de-DE</dc:language>
    <meta:editing-cycles>8</meta:editing-cycles>
    <meta:editing-duration>PT1H1M53S</meta:editing-duration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